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scription des Foncions utilisé lors de l'étape 4 :</text:p>
      <text:p text:style-name="Preformatted_20_Text"/>
      <text:p text:style-name="Preformatted_20_Text"/>
      <text:p text:style-name="Preformatted_20_Text"/>
      <text:p text:style-name="Preformatted_20_Text">dans le module vue,py:</text:p>
      <text:p text:style-name="Preformatted_20_Text"/>
      <text:p text:style-name="Preformatted_20_Text">def creer_motion_btn(self,i,j):</text:p>
      <text:p text:style-name="Preformatted_20_Text"><text:s text:c="8"/>'''Fonction qui creer une fonction unique pour chaque bouton qui control l'action lors ce qu'on survole celui-ci.</text:p>
      <text:p text:style-name="Preformatted_20_Text"><text:s text:c="11"/>Elle permet de mettre en valeur la composante de ce button.</text:p>
      <text:p text:style-name="Preformatted_20_Text"><text:s text:c="11"/>Attribut: -Self, Vue_Same</text:p>
      <text:p text:style-name="Preformatted_20_Text"><text:s text:c="21"/>-i, int</text:p>
      <text:p text:style-name="Preformatted_20_Text"><text:s text:c="21"/>-j, int</text:p>
      <text:p text:style-name="Preformatted_20_Text"><text:s text:c="11"/>Return: Fonction</text:p>
      <text:p text:style-name="Preformatted_20_Text"><text:s text:c="8"/>'''</text:p>
      <text:p text:style-name="Preformatted_20_Text"><text:s text:c="8"/>def motion_btn(event):</text:p>
      <text:p text:style-name="Preformatted_20_Text"><text:s text:c="12"/>'''Fonction qui change l'image des buttons qui sont de la même composante qui celui que l'on survole.</text:p>
      <text:p text:style-name="Preformatted_20_Text"><text:s text:c="15"/>Attribut: -event</text:p>
      <text:p text:style-name="Preformatted_20_Text"><text:s text:c="15"/>Return: None</text:p>
      <text:p text:style-name="Preformatted_20_Text"><text:s text:c="12"/>'''</text:p>
      <text:p text:style-name="Preformatted_20_Text"/>
      <text:p text:style-name="Preformatted_20_Text">def creer_leave_btn(self,i,j):</text:p>
      <text:p text:style-name="Preformatted_20_Text"><text:s text:c="8"/>'''Fonction qui creer une fonction unique pour chaque bouton qui control l'action lors ce qu'on ne survole plus celui-ci.</text:p>
      <text:p text:style-name="Preformatted_20_Text"><text:s text:c="11"/>Elle permet remettre les images normal de la composante de ce button.</text:p>
      <text:p text:style-name="Preformatted_20_Text"><text:s text:c="11"/>Attribut: -Self, Vue_Same</text:p>
      <text:p text:style-name="Preformatted_20_Text"><text:s text:c="21"/>-i, int</text:p>
      <text:p text:style-name="Preformatted_20_Text"><text:s text:c="21"/>-j, int</text:p>
      <text:p text:style-name="Preformatted_20_Text"><text:s text:c="11"/>Return: Fonction</text:p>
      <text:p text:style-name="Preformatted_20_Text"><text:s text:c="8"/>'''</text:p>
      <text:p text:style-name="Preformatted_20_Text"><text:s text:c="8"/>def leave_btn(event):</text:p>
      <text:p text:style-name="Preformatted_20_Text"><text:s text:c="12"/>'''Fonction <text:s/>qui remet l'autre image lorcequ'on ne la survole plus.</text:p>
      <text:p text:style-name="Preformatted_20_Text"><text:s text:c="15"/>Attribut: -event, event</text:p>
      <text:p text:style-name="Preformatted_20_Text"><text:s text:c="15"/>Return: None</text:p>
      <text:p text:style-name="Preformatted_20_Text"><text:s text:c="12"/>'''</text:p>
      <text:p text:style-name="Preformatted_20_Text"/>
      <text:p text:style-name="Preformatted_20_Text">def indice(self):</text:p>
      <text:p text:style-name="Preformatted_20_Text"><text:s text:c="8"/>'''Méthode associé au bouton indince, qui permet de mettre en valuer la plus grande composante.</text:p>
      <text:p text:style-name="Preformatted_20_Text"><text:s text:c="11"/>Argument: self, Vue_Same</text:p>
      <text:p text:style-name="Preformatted_20_Text"><text:s text:c="11"/>Return: None</text:p>
      <text:p text:style-name="Preformatted_20_Text"><text:s text:c="8"/>'''</text:p>
      <text:p text:style-name="Preformatted_20_Text"/>
      <text:p text:style-name="Preformatted_20_Text"/>
      <text:p text:style-name="Preformatted_20_Text">dans le module modele,py:</text:p>
      <text:p text:style-name="Preformatted_20_Text"/>
      <text:p text:style-name="Preformatted_20_Text">def nb_elts_compo(self):</text:p>
      <text:p text:style-name="Preformatted_20_Text"><text:s text:c="8"/>'''Methode qui retourne la liste des élement de compo</text:p>
      <text:p text:style-name="Preformatted_20_Text"><text:s text:c="11"/>Argument: -self, Model_same</text:p>
      <text:p text:style-name="Preformatted_20_Text"><text:s text:c="11"/>Return: liste de int</text:p>
      <text:p text:style-name="Preformatted_20_Text"><text:s text:c="8"/>'''</text:p>
      <text:p text:style-name="Preformatted_20_Text"/>
      <text:p text:style-name="Preformatted_20_Text">def plus_grande_compo(self):</text:p>
      <text:p text:style-name="Preformatted_20_Text"><text:s text:c="8"/>'''Méthode qui retourne l'orde de la plus grande composante</text:p>
      <text:p text:style-name="Preformatted_20_Text"><text:s text:c="11"/>Argument: self, Modele_same</text:p>
      <text:p text:style-name="Preformatted_20_Text"><text:s text:c="11"/>Return: int.</text:p>
      <text:p text:style-name="Preformatted_20_Text"><text:s text:c="8"/>'''</text:p>
      <text:p text:style-name="Preformatted_20_Text"><text:s text:c="8"/>pgc=0</text:p>
      <text:p text:style-name="Preformatted_20_Text"><text:s text:c="8"/>for i in range(len(self.__nb_elts_compo)):</text:p>
      <text:p text:style-name="Preformatted_20_Text"><text:s text:c="12"/>if self.__nb_elts_compo[pgc]&lt;self.__nb_elts_compo[i]:</text:p>
      <text:p text:style-name="Preformatted_20_Text"><text:s text:c="16"/>pgc=i</text:p>
      <text:p text:style-name="Preformatted_20_Text"><text:s text:c="8"/>return (pgc)</text:p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07T15:30:55.64</dc:date>
    <dc:creator>Julien Codron</dc:creator>
    <meta:generator>OpenOffice/4.1.3$Win32 OpenOffice.org_project/413m1$Build-9783</meta:generator>
    <meta:editing-duration>PT59M55S</meta:editing-duration>
    <meta:editing-cycles>3</meta:editing-cycles>
    <meta:document-statistic meta:table-count="0" meta:image-count="0" meta:object-count="0" meta:page-count="2" meta:paragraph-count="49" meta:word-count="211" meta:character-count="1914"/>
  </office:meta>
</office:document-meta>
</file>